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C000001428B977F8505226D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c9211e" draw:marker-start-width="0.252cm" draw:marker-end-width="0.252cm" draw:fill-color="#800080" draw:opacity="25%" draw:textarea-horizontal-align="justify" draw:textarea-vertical-align="middle" draw:auto-grow-height="false" fo:min-height="0.25cm" fo:min-width="1.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c9211e" draw:marker-start-width="0.252cm" draw:marker-end-width="0.252cm" draw:fill-color="#800080" draw:opacity="25%" draw:textarea-horizontal-align="justify" draw:textarea-vertical-align="middle" draw:auto-grow-height="false" fo:min-height="0.216cm" fo:min-width="1.066cm" fo:padding-top="0.142cm" fo:padding-bottom="0.142cm" fo:padding-left="0.267cm" fo:padding-right="0.267cm"/>
    </style:style>
    <style:style style:name="gr4" style:family="graphic" style:parent-style-name="standard">
      <style:graphic-properties svg:stroke-color="#ffff38" draw:fill-color="#ff0000" draw:opacity="37%" draw:textarea-horizontal-align="justify" draw:textarea-vertical-align="middle" draw:auto-grow-height="false" fo:min-height="0.246cm" fo:min-width="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6" style:family="graphic" style:parent-style-name="objectwithoutfill">
      <style:graphic-properties svg:stroke-color="#ffde59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0080" draw:opacity="25%"/>
      <style:paragraph-properties fo:text-align="center"/>
    </style:style>
    <style:style style:name="P3" style:family="paragraph">
      <loext:graphic-properties draw:fill-color="#ff0000" draw:opacity="37%"/>
      <style:paragraph-properties fo:text-align="center"/>
    </style:style>
    <style:style style:name="P4" style:family="paragraph">
      <loext:graphic-properties draw:fill="none" draw:fill-color="#ffffff"/>
      <style:text-properties fo:color="#ce181e" fo:background-color="#fff200"/>
    </style:style>
    <style:style style:name="P5" style:family="paragraph">
      <loext:graphic-properties draw:fill="none"/>
    </style:style>
    <style:style style:name="T1" style:family="text">
      <style:text-properties fo:color="#ce181e"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31cm" svg:height="8.517cm" svg:x="26.868cm" svg:y="10.283cm">
          <draw:image xlink:href="Pictures/100000000000023C000001428B977F8505226DF4.png" xlink:type="simple" xlink:show="embed" xlink:actuate="onLoad" loext:mime-type="image/png">
            <text:p/>
          </draw:image>
        </draw:frame>
        <draw:custom-shape draw:style-name="gr2" draw:text-style-name="P2" draw:layer="layout" svg:width="1.6cm" svg:height="0.5cm" svg:x="29.047cm" svg:y="12.7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0.5cm" svg:x="30.547cm" svg:y="13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0.7cm" svg:x="26.847cm" svg:y="12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635cm" svg:height="0.962cm" svg:x="32.012cm" svg:y="14.521cm">
          <draw:text-box>
            <text:p><text:span text:style-name="T1">Per</text:span><text:span text:style-name="T1">mis</text:span><text:span text:style-name="T1">sio</text:span><text:span text:style-name="T1">n</text:span></text:p>
          </draw:text-box>
        </draw:frame>
        <draw:line draw:style-name="gr6" draw:text-style-name="P1" draw:layer="layout" svg:x1="28.547cm" svg:y1="13.483cm" svg:x2="32.247cm" svg:y2="15.083cm">
          <text:p/>
        </draw:line>
        <draw:frame draw:style-name="gr7" draw:text-style-name="P4" draw:layer="layout" svg:width="2.263cm" svg:height="0.962cm" svg:x="32.084cm" svg:y="13.721cm">
          <draw:text-box>
            <text:p><text:span text:style-name="T1">Group</text:span></text:p>
          </draw:text-box>
        </draw:frame>
        <draw:line draw:style-name="gr8" draw:text-style-name="P1" draw:layer="layout" svg:x1="31.447cm" svg:y1="13.883cm" svg:x2="32.447cm" svg:y2="14.483cm">
          <text:p/>
        </draw:line>
        <draw:frame draw:style-name="gr9" draw:text-style-name="P5" draw:layer="layout" svg:width="2.369cm" svg:height="0.963cm" svg:x="32.147cm" svg:y="12.883cm">
          <draw:text-box>
            <text:p><text:span text:style-name="T1">Owner</text:span></text:p>
          </draw:text-box>
        </draw:frame>
        <draw:line draw:style-name="gr8" draw:text-style-name="P1" draw:layer="layout" svg:x1="30.647cm" svg:y1="12.983cm" svg:x2="32.547cm" svg:y2="13.2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2T09:52:47.530354808</dc:date>
    <meta:editing-duration>PT11M18S</meta:editing-duration>
    <meta:editing-cycles>2</meta:editing-cycles>
    <meta:generator>LibreOffice/6.1.4.2$Linux_X86_64 LibreOffice_project/10$Build-2</meta:generator>
    <meta:document-statistic meta:object-count="10"/>
  </office:meta>
</office:document-meta>
</file>